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6.2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5ce" fo:wrap-option="wrap" fo:border="0.99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 fo:wrap-option="wrap" fo:border="0.99pt solid #000000" style:vertical-align="top"/>
      <style:text-properties fo:font-size="12pt" fo:font-weight="bold" style:font-size-asian="12pt" style:font-weight-asian="bold" style:font-size-complex="12pt" style:font-weight-complex="bold"/>
      <style:map style:condition="is-true-formula(MOD(ROW();2)=1)" style:apply-style-name="Light_20_Green" style:base-cell-address="Munkalap1.A2"/>
      <style:map style:condition="is-true-formula(MOD(ROW();2)=0)" style:apply-style-name="Light" style:base-cell-address="Munkalap1.A2"/>
    </style:style>
    <style:style style:name="ce5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default-cell-style-name="ce5"/>
        <table:table-row table:style-name="ro1">
          <table:table-cell table:style-name="ce3" office:value-type="string" calcext:value-type="string">
            <text:p>Twitter Case-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PASS/FAI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ype twitter.com with Selenium JS Firefox</text:p>
          </table:table-cell>
          <table:table-cell table:number-columns-repeated="2" office:value-type="string" calcext:value-type="string">
            <text:p>HTTPS by default; Registration button appears; Logo appears; “Cookies” bar appears; Foot appears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ick Register</text:p>
          </table:table-cell>
          <table:table-cell office:value-type="string" calcext:value-type="string">
            <text:p>Selenium finds xpath and clicks “Create account”</text:p>
          </table:table-cell>
          <table:table-cell table:number-columns-repeated="2" office:value-type="string" calcext:value-type="string">
            <text:p>Pop up appears; “Name” input appears; “Email” input appears; “Date of Birth” Dropdowns appear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me and Email sendKeys</text:p>
          </table:table-cell>
          <table:table-cell office:value-type="string" calcext:value-type="string">
            <text:p>Sel. Finds xpaths and types Name and Email</text:p>
          </table:table-cell>
          <table:table-cell office:value-type="string" calcext:value-type="string">
            <text:p>“<text:a xlink:href="mailto:john.doe@gmail.com" xlink:type="simple">john.doe@gmail.com</text:a>” and “John Doe” appear on inputs</text:p>
          </table:table-cell>
          <table:table-cell office:value-type="string" calcext:value-type="string">
            <text:p>“<text:a xlink:href="mailto:john.doe@gmail.com" xlink:type="simple">john.doe@gmail.com</text:a>” and “John Doe” appear on inputs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creenshot</text:p>
          </table:table-cell>
          <table:table-cell office:value-type="string" calcext:value-type="string">
            <text:p>Selenium takes and saves screenshot after typing</text:p>
          </table:table-cell>
          <table:table-cell office:value-type="string" calcext:value-type="string">
            <text:p>.png appears in png folder; “Email has already taken” on screenshot</text:p>
          </table:table-cell>
          <table:table-cell office:value-type="string" calcext:value-type="string">
            <text:p>.png appears in png folder; too early screenshot, “Email has already taken” doesn’t appear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Selenium finds Dropdowns and selects Year, month and day</text:p>
          </table:table-cell>
          <table:table-cell office:value-type="string" calcext:value-type="string">
            <text:p>“november”, “15” and “2010” selected</text:p>
          </table:table-cell>
          <table:table-cell office:value-type="string" calcext:value-type="string">
            <text:p>Not done yet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4" table:number-rows-repeated="1048569">
          <table:table-cell table:number-columns-repeated="7"/>
        </table:table-row>
        <table:table-row table:style-name="ro4">
          <table:table-cell table:number-columns-repeated="7"/>
        </table:table-row>
        <calcext:conditional-formats>
          <calcext:conditional-format calcext:target-range-address="Munkalap1.A2:Munkalap1.F1048576">
            <calcext:condition calcext:apply-style-name="Light Green" calcext:value="formula-is(MOD(ROW();2)=1)" calcext:base-cell-address="Munkalap1.A2"/>
            <calcext:condition calcext:apply-style-name="Light" calcext:value="formula-is(MOD(ROW();2)=0)" calcext:base-cell-address="Munkalap1.A2"/>
          </calcext:conditional-format>
          <calcext:conditional-format calcext:target-range-address="Munkalap1.A2:Munkalap1.F1048576">
            <calcext:condition calcext:apply-style-name="Accent" calcext:value="=0" calcext:base-cell-address="Munkalap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ht" style:family="table-cell" style:parent-style-name="Default">
      <style:table-cell-properties fo:background-color="#dee6ef"/>
    </style:style>
    <style:style style:name="Dark" style:family="table-cell" style:parent-style-name="Default">
      <style:table-cell-properties fo:background-color="#afd095"/>
    </style:style>
    <style:style style:name="Névtelen1" style:family="table-cell" style:parent-style-name="Default"/>
    <style:style style:name="Névtelen2" style:family="table-cell" style:parent-style-name="Default">
      <style:table-cell-properties fo:background-color="#afd095"/>
    </style:style>
    <style:style style:name="Light_20_Green" style:display-name="Light Green" style:family="table-cell" style:parent-style-name="Default">
      <style:table-cell-properties fo:background-color="#dde8c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/00/0000</text:date>, <text:time style:data-style-name="N2" text:time-value="15:59:11.894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03T15:13:07.090000000</meta:creation-date>
    <dc:date>2024-01-04T16:14:40.967000000</dc:date>
    <meta:editing-duration>PT40M3S</meta:editing-duration>
    <meta:editing-cycles>7</meta:editing-cycles>
    <meta:generator>LibreOffice/6.4.6.2$Windows_X86_64 LibreOffice_project/0ce51a4fd21bff07a5c061082cc82c5ed232f115</meta:generator>
    <meta:document-statistic meta:table-count="1" meta:cell-count="37" meta:object-count="0"/>
  </office:meta>
</office:document-meta>
</file>